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57in"/>
    </style:style>
    <style:style style:name="co2" style:family="table-column">
      <style:table-column-properties fo:break-before="auto" style:column-width="0.6193in"/>
    </style:style>
    <style:style style:name="co3" style:family="table-column">
      <style:table-column-properties fo:break-before="auto" style:column-width="11.43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016in"/>
    </style:style>
    <style:style style:name="co6" style:family="table-column">
      <style:table-column-properties fo:break-before="auto" style:column-width="9.2319in"/>
    </style:style>
    <style:style style:name="co7" style:family="table-column">
      <style:table-column-properties fo:break-before="auto" style:column-width="2.8591in"/>
    </style:style>
    <style:style style:name="co8" style:family="table-column">
      <style:table-column-properties fo:break-before="auto" style:column-width="7.4335in"/>
    </style:style>
    <style:style style:name="co9" style:family="table-column">
      <style:table-column-properties fo:break-before="auto" style:column-width="3.2701in"/>
    </style:style>
    <style:style style:name="co10" style:family="table-column">
      <style:table-column-properties fo:break-before="auto" style:column-width="3.8165in"/>
    </style:style>
    <style:style style:name="co11" style:family="table-column">
      <style:table-column-properties fo:break-before="auto" style:column-width="1.1382in"/>
    </style:style>
    <style:style style:name="co12" style:family="table-column">
      <style:table-column-properties fo:break-before="auto" style:column-width="1.8772in"/>
    </style:style>
    <style:style style:name="co13" style:family="table-column">
      <style:table-column-properties fo:break-before="auto" style:column-width="9.113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1.2535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1.4299in" fo:break-before="auto" style:use-optimal-row-height="true"/>
    </style:style>
    <style:style style:name="ro6" style:family="table-row">
      <style:table-row-properties style:row-height="0.3472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1.1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vertical-align="middle"/>
      <style:text-properties fo:color="#2b91af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none" style:country-asian="none" style:font-style-asian="normal" style:font-weight-asian="bold" style:font-name-complex="Consola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2pt" style:font-name-asian="Arial" style:font-size-asian="12pt" style:font-size-complex="12pt"/>
    </style:style>
    <style:style style:name="ce5" style:family="table-cell" style:parent-style-name="Default">
      <style:table-cell-properties style:vertical-align="middle"/>
      <style:text-properties style:font-name="Arial" fo:font-size="12pt" style:font-name-asian="Arial" style:font-size-asian="12pt" style:font-size-complex="12pt"/>
    </style:style>
    <style:style style:name="ce6" style:family="table-cell" style:parent-style-name="Default">
      <style:table-cell-properties fo:wrap-option="wrap"/>
      <style:text-properties style:font-name="Arial" fo:font-size="12pt" style:font-name-asian="Arial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number-columns-repeated="61" table:default-cell-style-name="ce4"/>
        <table:table-row table:style-name="ro1" table:number-rows-repeated="2">
          <table:table-cell table:number-columns-repeated="64"/>
        </table:table-row>
        <table:table-row table:style-name="ro2">
          <table:table-cell office:value-type="string" calcext:value-type="string">
            <text:p>Catapult</text:p>
          </table:table-cell>
          <table:table-cell/>
          <table:table-cell office:value-type="string" calcext:value-type="string">
            <text:p>Catapult is the home for several performance tools that span from gathering, displaying and analyzing performance data. This includes:</text:p>
            <text:p/>
            <text:p>Trace-viewer</text:p>
            <text:p>Telemetry</text:p>
            <text:p>Performance Dashboard</text:p>
            <text:p>Systrace</text:p>
            <text:p>Web Page Repla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vil</text:p>
          </table:table-cell>
          <table:table-cell/>
          <table:table-cell office:value-type="string" calcext:value-type="string">
            <text:p>devil (device interaction layer) is a library used by the Chromium developers to interact with Android devices. It currently supports SDK level 16 and abo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ake Portal</text:p>
          </table:table-cell>
          <table:table-cell/>
          <table:table-cell office:value-type="string" calcext:value-type="string">
            <text:p>Flake portal is the entry point to Chromium flakes and related inform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aky tests</text:p>
          </table:table-cell>
          <table:table-cell/>
          <table:table-cell office:value-type="string" calcext:value-type="string">
            <text:p>Any test that failed nondeterministically is a flaky test. For types of flaky tests, see belo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amut</text:p>
          </table:table-cell>
          <table:table-cell office:value-type="string" calcext:value-type="string">
            <text:p>ガムート</text:p>
          </table:table-cell>
          <table:table-cell office:value-type="string" calcext:value-type="string">
            <text:p>色域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norail</text:p>
          </table:table-cell>
          <table:table-cell/>
          <table:table-cell office:value-type="string" calcext:value-type="string">
            <text:p>Monorail is the Issue Tracker used by the Chromium project and other related projects. It is hosted at bugs.chromium.org.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NoDestructor</text:p>
          </table:table-cell>
          <table:table-cell office:value-type="string" calcext:value-type="string">
            <text:p>ノーデストラクター</text:p>
          </table:table-cell>
          <table:table-cell office:value-type="string" calcext:value-type="string">
            <text:p>テンプレートで与えられたクラスのサイズ分をメンバにもち、そこで初期化</text:p>
            <text:p>このクラスで持つとデストラクタが呼ばれない</text:p>
          </table:table-cell>
          <table:table-cell table:number-columns-repeated="61"/>
        </table:table-row>
        <table:table-row table:style-name="ro1">
          <table:table-cell table:style-name="ce4" table:number-columns-repeated="2"/>
          <table:table-cell table:number-columns-repeated="62"/>
        </table:table-row>
        <table:table-row table:style-name="ro4">
          <table:table-cell office:value-type="string" calcext:value-type="string">
            <text:p>Origin Trials</text:p>
          </table:table-cell>
          <table:table-cell office:value-type="string" calcext:value-type="string">
            <text:p>おりじんとらいあるず</text:p>
          </table:table-cell>
          <table:table-cell office:value-type="string" calcext:value-type="string">
            <text:p>実験的機能をあまり広く公開すると後で変えられなくなる防ぎ、効率的に公開する機能。</text:p>
            <text:p>実験的機能を使いたい人はトークンを取得する必要がある。</text:p>
            <text:p>About:flagsから設定して機能を有効にすることもできる。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rformance Dashboard</text:p>
          </table:table-cell>
          <table:table-cell/>
          <table:table-cell office:value-type="string" calcext:value-type="string">
            <text:p>The Chrome Performance Dashboard is an App Engine web application for displaying and monitoring performance test results.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" table:number-columns-repeated="2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4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SkNx</text:p>
          </table:table-cell>
          <table:table-cell office:value-type="string" calcext:value-type="string">
            <text:p>えすけーえぬえくす</text:p>
          </table:table-cell>
          <table:table-cell office:value-type="string" calcext:value-type="string">
            <text:p>Skiaのクラス。SIMDを使ってデータを保持したり計算したりするためのクラス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RGB</text:p>
          </table:table-cell>
          <table:table-cell office:value-type="string" calcext:value-type="string">
            <text:p>えすあーるじーびー</text:p>
          </table:table-cell>
          <table:table-cell office:value-type="string" calcext:value-type="string">
            <text:p>標準RGB</text:p>
          </table:table-cell>
          <table:table-cell table:number-columns-repeated="61"/>
        </table:table-row>
        <table:table-row table:style-name="ro5">
          <table:table-cell office:value-type="string" calcext:value-type="string">
            <text:p>Telemetry</text:p>
          </table:table-cell>
          <table:table-cell/>
          <table:table-cell office:value-type="string" calcext:value-type="string">
            <text:p>Telemetry is the performance testing framework used by Chrome. It allows you to perform arbitrary actions on a set of web pages (or any android application!) and report metrics about it. The framework abstracts:</text:p>
            <text:p/>
            <text:p>Launching a browser with arbitrary flags on any platform.</text:p>
            <text:p>Opening a tab and navigating to the page under test.</text:p>
            <text:p>Launching an Android application with intents through ADB.</text:p>
            <text:p>Fetching data via the Inspector timeline and traces.</text:p>
            <text:p>Using Web Page Replay to cache real-world websites so they don’t change when used in benchmar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ace-Viewer</text:p>
          </table:table-cell>
          <table:table-cell/>
          <table:table-cell office:value-type="string" calcext:value-type="string">
            <text:p>Trace-Viewer is the javascript frontend for Chrome about:tracing and Android systrace.</text:p>
          </table:table-cell>
          <table:table-cell table:number-columns-repeated="61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inks" table:style-name="ta1">
        <table:table-column table:style-name="co5" table:default-cell-style-name="ce7"/>
        <table:table-column table:style-name="co6" table:default-cell-style-name="ce7"/>
        <table:table-column table:style-name="co4" table:number-columns-repeated="62" table:default-cell-style-name="ce7"/>
        <table:table-row table:style-name="ro1">
          <table:table-cell office:value-type="string" calcext:value-type="string">
            <text:p>Chromium docs</text:p>
          </table:table-cell>
          <table:table-cell table:style-name="ce8" office:value-type="string" calcext:value-type="string">
            <text:p><text:a xlink:href="https://chromium.googlesource.com/chromium/src/+/master/docs/README.md" xlink:type="simple">https://chromium.googlesource.com/chromium/src/+/master/docs/README.md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ood-first-bug</text:p>
          </table:table-cell>
          <table:table-cell table:style-name="ce8" office:value-type="string" calcext:value-type="string">
            <text:p><text:a xlink:href="https://bugs.chromium.org/p/chromium/issues/list?q=Hotlist:GoodFirstBug" xlink:type="simple">https://bugs.chromium.org/p/chromium/issues/list?q=Hotlist:GoodFirstBug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oogle C++ Style Guide</text:p>
          </table:table-cell>
          <table:table-cell office:value-type="string" calcext:value-type="string">
            <text:p><text:a xlink:href="https://google.github.io/styleguide/cppguide.html" xlink:type="simple">https://google.github.io/styleguide/cppguide.html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dern C++ use in Chromium</text:p>
          </table:table-cell>
          <table:table-cell office:value-type="string" calcext:value-type="string">
            <text:p><text:span text:style-name="T1"><text:a xlink:href="https://google.github.io/styleguide/cppguide.html" xlink:type="simple">https://google.github.io/styleguide/cppguide.html</text:a>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</text:p>
          </table:table-cell>
          <table:table-cell table:style-name="ce8" office:value-type="string" calcext:value-type="string">
            <text:p><text:a xlink:href="https://chromium.googlesource.com/chromiumos/docs/+/master/glossary.md" xlink:type="simple">https://chromium.googlesource.com/chromiumos/docs/+/master/glossary.md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he Chromium Chronicle</text:p>
          </table:table-cell>
          <table:table-cell office:value-type="string" calcext:value-type="string">
            <text:p><text:a xlink:href="https://developers.google.com/web/updates/2019/04/chromium-chronicle-1" xlink:type="simple">https://developers.google.com/web/updates/2019/04/chromium-chronicle-1</text:a></text:p>
          </table:table-cell>
          <table:table-cell table:number-columns-repeated="62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ptions" table:style-name="ta1">
        <table:table-column table:style-name="co7" table:default-cell-style-name="ce15"/>
        <table:table-column table:style-name="co8" table:default-cell-style-name="ce7"/>
        <table:table-column table:style-name="co4" table:number-columns-repeated="1022" table:default-cell-style-name="ce7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vice-scale-factor=dou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able-d3d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able-es3-gl-context</text:p>
          </table:table-cell>
          <table:table-cell office:value-type="string" calcext:value-type="string">
            <text:p>// Disables use of ES3 backend (use ES2 backend instead)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disable-es3-gl-context-for-testing</text:p>
          </table:table-cell>
          <table:table-cell office:value-type="string" calcext:value-type="string">
            <text:p><text:span text:style-name="T2">Disables use of ES3 backend at a lower level, for testing purposes.</text:span></text:p>
            <text:p><text:span text:style-name="T2">This isn't guaranteed to work everywhere, so it's test-only.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ce-export-events-to-etw</text:p>
          </table:table-cell>
          <table:table-cell office:value-type="string" calcext:value-type="string">
            <text:p>Enables the exporting of the tracing events to ETW. This is only supported on Windows Vista and later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use-gl</text:p>
          </table:table-cell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rome-protocol" table:style-name="ta1">
        <table:table-column table:style-name="co4" table:default-cell-style-name="Default"/>
        <table:table-row table:style-name="ro7" table:number-rows-repeated="2">
          <table:table-cell/>
        </table:table-row>
        <table:table-row table:style-name="ro7">
          <table:table-cell office:value-type="string" calcext:value-type="string">
            <text:p>chrome://sandbox/</text:p>
          </table:table-cell>
        </table:table-row>
      </table:table>
      <table:table table:name="PowerShell - Bash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7">
          <table:table-cell table:number-columns-repeated="2" office:value-type="string" calcext:value-type="string">
            <text:p>cat file</text:p>
          </table:table-cell>
          <table:table-cell office:value-type="string" calcext:value-type="string">
            <text:p>Get-Content file</text:p>
          </table:table-cell>
        </table:table-row>
        <table:table-row table:style-name="ro7">
          <table:table-cell office:value-type="string" calcext:value-type="string">
            <text:p>タブ補完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ind . -name ‘*abc*’</text:p>
          </table:table-cell>
          <table:table-cell table:number-columns-repeated="2"/>
        </table:table-row>
      </table:table>
      <table:table table:name="Thread" table:style-name="ta1">
        <table:table-column table:style-name="co12" table:default-cell-style-name="Default"/>
        <table:table-column table:style-name="co13" table:default-cell-style-name="Default"/>
        <table:table-row table:style-name="ro7">
          <table:table-cell table:number-columns-repeated="2"/>
        </table:table-row>
        <table:table-row table:style-name="ro8">
          <table:table-cell office:value-type="string" calcext:value-type="string">
            <text:p>SingleThreadTaskExecutor</text:p>
          </table:table-cell>
          <table:table-cell office:value-type="string" calcext:value-type="string">
            <text:p>  SequenceManager</text:p>
            <text:p>    CreateUnboundSequenceManager()によってつくられる</text:p>
            <text:p>    実際に作られるのはSequenceManagerImpl</text:p>
            <text:p>    これはタスクキューの管理。複数のタスクキューを管理できる。１つのタスクキューは２つのサブキューからなる。</text:p>
            <text:p>    １，インカミングタスクキュー：ポストされたタスクはここに入る。空のキューに追加されたときはDoWork()がスケジュールされる。</text:p>
            <text:p>    ２，ワークキュー：DoWork()実行中にこのキューが空の場合、インカミングタスクキュー内のタスクがここに移される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00:42:02.1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1T19:31:59.932000000</meta:creation-date>
    <dc:date>2020-07-16T02:43:46.402000000</dc:date>
    <meta:editing-duration>PT14H25M1S</meta:editing-duration>
    <meta:editing-cycles>6</meta:editing-cycles>
    <meta:generator>LibreOffice/6.4.3.2$Windows_x86 LibreOffice_project/747b5d0ebf89f41c860ec2a39efd7cb15b54f2d8</meta:generator>
    <meta:document-statistic meta:table-count="6" meta:cell-count="60" meta:object-count="0"/>
  </office:meta>
</office:document-meta>
</file>